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CEC000009B16D3849F3A43CBBB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draw:marker-end="Arrow" draw:marker-end-width="0.3cm" draw:fill="none" draw:textarea-vertical-align="middle"/>
    </style:style>
    <style:style style:name="pr1" style:family="presentation" style:parent-style-name="Inspiration-title">
      <style:graphic-properties draw:auto-grow-height="true" fo:min-height="2.001cm"/>
    </style:style>
    <style:style style:name="pr2" style:family="presentation" style:parent-style-name="Inspiration-subtitle">
      <style:graphic-properties draw:fill-color="#ffffff" draw:auto-grow-height="true" fo:min-height="12.182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fo:min-height="2.001cm"/>
    </style:style>
    <style:style style:name="pr5" style:family="presentation" style:parent-style-name="Inspiration-outline1">
      <style:graphic-properties fo:min-height="11.932cm"/>
    </style:style>
    <style:style style:name="pr6" style:family="presentation" style:parent-style-name="Inspiration-notes">
      <style:graphic-properties draw:fill-color="#ffffff" fo:min-height="14cm"/>
    </style:style>
    <style:style style:name="P1" style:family="paragraph">
      <loext:graphic-properties draw:fill-color="#ffffff"/>
      <style:text-properties fo:font-size="32pt"/>
    </style:style>
    <style:style style:name="P2" style:family="paragraph">
      <loext:graphic-properties draw:fill-color="#ffffff"/>
    </style:style>
    <style:style style:name="P3" style:family="paragraph">
      <loext:graphic-properties draw:fill="none"/>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layer="layout" svg:width="19.994cm" svg:height="2.001cm" svg:x="1.399cm" svg:y="1.6cm" presentation:class="title" presentation:user-transformed="true">
          <draw:text-box>
            <text:p>Projet E-Commerce Symphony</text:p>
          </draw:text-box>
        </draw:frame>
        <draw:frame presentation:style-name="pr2" draw:text-style-name="P1" draw:layer="layout" svg:width="25.192cm" svg:height="12.182cm" svg:x="1.399cm" svg:y="5.001cm" presentation:class="subtitle" presentation:user-transformed="true">
          <draw:text-box>
            <text:p>Groupe Chasse, pêche et PHP</text:p>
            <text:p>(Loïc, Rémy, Quentin, Elodie, Gatien)</text:p>
          </draw:text-box>
        </draw:frame>
        <presentation:notes draw:style-name="dp2">
          <draw:page-thumbnail draw:style-name="gr1" draw:layer="layout" svg:width="12.75cm" svg:height="9.56cm" svg:x="4.125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4" draw:layer="layout" svg:width="19.994cm" svg:height="2.001cm" svg:x="1.399cm" svg:y="1.6cm" presentation:class="title" presentation:user-transformed="true">
          <draw:text-box>
            <text:p>Description</text:p>
          </draw:text-box>
        </draw:frame>
        <draw:frame presentation:style-name="pr5" draw:layer="layout" svg:width="25.192cm" svg:height="12.182cm" svg:x="1.399cm" svg:y="5.001cm" presentation:class="outline">
          <draw:text-box>
            <text:list text:style-name="L2">
              <text:list-item>
                <text:p>Projet focalisé sur la création d’un site e-commerce de vente de livres spécifiquement</text:p>
              </text:list-item>
              <text:list-item>
                <text:p>Pourquoi ? Développement d’alternatives locales à Amazon ou la FNAC dans la vente de livres à distance.</text:p>
              </text:list-item>
              <text:list-item>
                <text:p>Qui ? Le site est pensé pour répondre aux attentes de clients attirés par les initiatives écologiques (faible impact sur l’environnement de leurs actes, soutien local…).</text:p>
              </text:list-item>
              <text:list-item>
                <text:p>Comment ? Par ici ! </text:p>
              </text:list-item>
            </text:list>
          </draw:text-box>
        </draw:frame>
        <draw:line draw:style-name="gr2" draw:text-style-name="P3" draw:layer="layout" svg:x1="11.176cm" svg:y1="14.224cm" svg:x2="15.748cm" svg:y2="14.224cm">
          <office:event-listeners>
            <presentation:event-listener script:event-name="dom:click" presentation:action="next-page"/>
          </office:event-listeners>
          <text:p/>
        </draw:line>
        <presentation:notes draw:style-name="dp2">
          <draw:page-thumbnail draw:style-name="gr1" draw:layer="layout" svg:width="12.75cm" svg:height="9.56cm" svg:x="4.125cm" svg:y="2.5cm" draw:page-number="2" presentation:class="page"/>
          <draw:frame presentation:style-name="pr6"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4" draw:layer="layout" svg:width="19.994cm" svg:height="2.001cm" svg:x="1.399cm" svg:y="1.6cm" presentation:class="title" presentation:user-transformed="true">
          <draw:text-box>
            <text:p>Technologies utilisées</text:p>
          </draw:text-box>
        </draw:frame>
        <draw:frame presentation:style-name="pr5" draw:layer="layout" svg:width="25.192cm" svg:height="12.182cm" svg:x="1.399cm" svg:y="5.001cm" presentation:class="outline">
          <draw:text-box>
            <text:list text:style-name="L2">
              <text:list-item>
                <text:p>Le projet utilise Symfony en tant que framework principal pour sa versatilité et sa complétude.</text:p>
              </text:list-item>
              <text:list-item>
                <text:p>Visuellement le site se base sur BootstrapVue, un package combinant Bootstrap et VueJS, afin de gérer au mieux l’aspect visuel, ces deux outils étant pour l’un le plus commun dans l’intégration web, l’autre étant le framework Javascript que notre groupe maîtrisait le mieux entre VueJS, React et AngularJS.</text:p>
              </text:list-item>
              <text:list-item>
                <text:p>Comme système de gestion des BDD nous sommes restés sur phpMyAdmin vu que nous l’avons utilisé toute l’année.</text:p>
              </text:list-item>
            </text:list>
          </draw:text-box>
        </draw:frame>
        <presentation:notes draw:style-name="dp2">
          <draw:page-thumbnail draw:style-name="gr1" draw:layer="layout" svg:width="12.75cm" svg:height="9.56cm" svg:x="4.125cm" svg:y="2.5cm" draw:page-number="3" presentation:class="page"/>
          <draw:frame presentation:style-name="pr6" draw:text-style-name="P2"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4" draw:layer="layout" svg:width="19.994cm" svg:height="2.001cm" svg:x="1.399cm" svg:y="1.6cm" presentation:class="title" presentation:user-transformed="true">
          <draw:text-box>
            <text:p>Schéma BDD</text:p>
          </draw:text-box>
        </draw:frame>
        <draw:frame presentation:style-name="pr5" draw:layer="layout" svg:width="25.192cm" svg:height="12.182cm" svg:x="1.399cm" svg:y="5.001cm" presentation:class="outline">
          <draw:text-box>
            <text:list text:style-name="L2">
              <text:list-item>
                <text:p>Insérer combinaison des .xml BDD et les compléter le cas échéant</text:p>
              </text:list-item>
            </text:list>
          </draw:text-box>
        </draw:frame>
        <presentation:notes draw:style-name="dp2">
          <draw:page-thumbnail draw:style-name="gr1" draw:layer="layout" svg:width="12.75cm" svg:height="9.56cm" svg:x="4.125cm" svg:y="2.5cm" draw:page-number="4" presentation:class="page"/>
          <draw:frame presentation:style-name="pr6" draw:text-style-name="P2"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4" draw:layer="layout" svg:width="19.994cm" svg:height="2.001cm" svg:x="1.399cm" svg:y="1.6cm" presentation:class="title" presentation:placeholder="true" presentation:user-transformed="true">
          <draw:text-box/>
        </draw:frame>
        <draw:frame presentation:style-name="pr5" draw:layer="layout" svg:width="25.192cm" svg:height="12.182cm" svg:x="1.399cm" svg:y="5.001cm" presentation:class="outline" presentation:placeholder="true">
          <draw:text-box/>
        </draw:frame>
        <presentation:notes draw:style-name="dp2">
          <draw:page-thumbnail draw:style-name="gr1" draw:layer="layout" svg:width="12.75cm" svg:height="9.56cm" svg:x="4.125cm" svg:y="2.5cm" draw:page-number="5" presentation:class="page"/>
          <draw:frame presentation:style-name="pr6"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nspiration-background" style:family="presentation">
      <style:graphic-properties draw:stroke="none" draw:fill="none" draw:fill-image-width="0cm" draw:fill-image-height="0cm"/>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b3ff5c"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b3ff5c"/>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Inspiration" style:page-layout-name="PM1" draw:style-name="Mdp1">
      <draw:frame draw:style-name="Mgr3" draw:text-style-name="MP5" draw:layer="backgroundobjects" svg:width="27.99cm" svg:height="21.005cm" svg:x="0cm" svg:y="0.002cm">
        <draw:image xlink:href="Pictures/1000000000000CEC000009B16D3849F3A43CBBBC.png" xlink:type="simple" xlink:show="embed" xlink:actuate="onLoad">
          <text:p/>
        </draw:image>
      </draw:frame>
      <draw:frame presentation:style-name="Inspiration-title" draw:layer="backgroundobjects" svg:width="19.994cm" svg:height="2.001cm" svg:x="1.399cm" svg:y="1.6cm" presentation:class="title" presentation:placeholder="true">
        <draw:text-box/>
      </draw:frame>
      <draw:frame presentation:style-name="Inspiration-outline1" draw:layer="backgroundobjects" svg:width="25.192cm" svg:height="12.182cm" svg:x="1.399cm" svg:y="5.001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7" draw:layer="backgroundobjects" svg:width="8.872cm" svg:height="1.448cm" svg:x="9.572cm" svg:y="19.136cm" presentation:class="footer">
        <draw:text-box>
          <text:p text:style-name="MP6"><text:span text:style-name="MT1"><presentation:footer/></text:span></text:p>
        </draw:text-box>
      </draw:frame>
      <draw:frame presentation:style-name="Mpr1" draw:text-style-name="MP4" draw:layer="backgroundobjects" svg:width="6.521cm" svg:height="1.448cm" svg:x="20.068cm" svg:y="19.136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09T15:43:34.669748811</meta:creation-date>
    <dc:date>2018-07-09T16:39:50.717039575</dc:date>
    <meta:editing-duration>PT3M44S</meta:editing-duration>
    <meta:editing-cycles>2</meta:editing-cycles>
    <meta:generator>LibreOffice/5.1.6.2$Linux_X86_64 LibreOffice_project/10m0$Build-2</meta:generator>
    <meta:document-statistic meta:object-count="43"/>
  </office:meta>
</office:document-meta>
</file>